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32cm"/>
      <style:paragraph-properties style:writing-mode="lr-tb"/>
    </style:style>
    <style:style style:name="gr2" style:family="graphic" style:parent-style-name="standard">
      <style:graphic-properties draw:stroke="none" draw:fill-color="#1c0a00" draw:textarea-horizontal-align="justify" draw:textarea-vertical-align="middle" draw:auto-grow-height="false" fo:min-height="13.45cm" fo:min-width="17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  <style:paragraph-properties style:writing-mode="lr-tb"/>
    </style:style>
    <style:style style:name="gr4" style:family="graphic" style:parent-style-name="standard">
      <style:graphic-properties draw:stroke="none" svg:stroke-color="#000000" draw:fill-color="#1c0a00" draw:textarea-horizontal-align="justify" draw:textarea-vertical-align="middle" draw:auto-grow-height="false" fo:min-height="0.382cm" fo:min-width="2.1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88cm"/>
      <style:paragraph-properties style:writing-mode="lr-tb"/>
    </style:style>
    <style:style style:name="gr6" style:family="graphic" style:parent-style-name="standard">
      <style:graphic-properties draw:stroke="none" svg:stroke-color="#000000" draw:fill-color="#361500" draw:textarea-horizontal-align="justify" draw:textarea-vertical-align="middle" draw:auto-grow-height="false" fo:min-height="0.382cm" fo:min-width="2.1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8" style:family="graphic" style:parent-style-name="standard">
      <style:graphic-properties draw:stroke="none" svg:stroke-color="#000000" draw:fill-color="#603601" draw:textarea-horizontal-align="justify" draw:textarea-vertical-align="middle" draw:auto-grow-height="false" fo:min-height="0.382cm" fo:min-width="2.132cm"/>
    </style:style>
    <style:style style:name="gr9" style:family="graphic" style:parent-style-name="standard">
      <style:graphic-properties draw:stroke="none" svg:stroke-color="#000000" draw:fill-color="#cc9544" draw:textarea-horizontal-align="justify" draw:textarea-vertical-align="middle" draw:auto-grow-height="false" fo:min-height="0.382cm" fo:min-width="2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4cm"/>
      <style:paragraph-properties style:writing-mode="lr-tb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cc9544" draw:textarea-horizontal-align="justify" draw:textarea-vertical-align="middle" draw:auto-grow-height="false" fo:min-height="1.55cm" fo:min-width="1.7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svg:stroke-width="0.081cm" svg:stroke-color="#000000" draw:marker-start-width="0.321cm" draw:marker-end-width="0.321cm" draw:fill-color="#cc9544" draw:textarea-horizontal-align="justify" draw:textarea-vertical-align="middle" draw:auto-grow-height="false" fo:min-height="1.47cm" fo:min-width="1.62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draw:fill-color="#603601" draw:textarea-horizontal-align="justify" draw:textarea-vertical-align="middle" draw:auto-grow-height="false" fo:min-height="1.47cm" fo:min-width="1.6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53cm" svg:stroke-color="#1c0a00" draw:marker-start-width="0.279cm" draw:marker-end-width="0.279cm" draw:fill-color="#361500" draw:textarea-horizontal-align="justify" draw:textarea-vertical-align="middle" draw:auto-grow-height="false" fo:min-height="10.35cm" fo:min-width="10.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1c0a00" draw:marker-start-width="0.279cm" draw:marker-end-width="0.279cm" draw:fill-color="#361500" draw:textarea-horizontal-align="justify" draw:textarea-vertical-align="middle" draw:auto-grow-height="false" fo:min-height="10.298cm" fo:min-width="5.9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1c0a00" draw:marker-start-width="0.279cm" draw:marker-end-width="0.279cm" draw:fill-color="#603601" draw:textarea-horizontal-align="justify" draw:textarea-vertical-align="middle" draw:auto-grow-height="false" fo:min-height="1.014cm" fo:min-width="9.46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1c0a00" draw:marker-start-width="0.279cm" draw:marker-end-width="0.279cm" draw:fill-color="#603601" draw:textarea-horizontal-align="justify" draw:textarea-vertical-align="middle" draw:auto-grow-height="false" fo:min-height="1.014cm" fo:min-width="5.164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1c0a00" draw:marker-start-width="0.279cm" draw:marker-end-width="0.279cm" draw:fill-color="#603601" draw:textarea-horizontal-align="justify" draw:textarea-vertical-align="top" draw:auto-grow-height="false" fo:min-height="6.608cm" fo:min-width="8.65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cc9544" draw:textarea-horizontal-align="justify" draw:textarea-vertical-align="middle" draw:auto-grow-height="false" fo:min-height="0.398cm" fo:min-width="0.44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00a933" draw:textarea-horizontal-align="justify" draw:textarea-vertical-align="middle" draw:auto-grow-height="false" fo:min-height="0.398cm" fo:min-width="0.4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1c0a00" draw:marker-start-width="0.279cm" draw:marker-end-width="0.279cm" draw:fill-color="#603601" draw:textarea-horizontal-align="justify" draw:textarea-vertical-align="top" draw:auto-grow-height="false" fo:min-height="6.832cm" fo:min-width="4.68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cc9544" draw:textarea-horizontal-align="justify" draw:textarea-vertical-align="middle" draw:auto-grow-height="false" fo:min-height="0.602cm" fo:min-width="1.65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cc9544" draw:textarea-horizontal-align="justify" draw:textarea-vertical-align="middle" draw:auto-grow-height="false" fo:min-height="0.512cm" fo:min-width="2.062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cc9544" draw:textarea-horizontal-align="justify" draw:textarea-vertical-align="middle" draw:auto-grow-height="false" fo:min-height="0.512cm" fo:min-width="1.36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361500" draw:textarea-horizontal-align="justify" draw:textarea-vertical-align="middle" draw:auto-grow-height="false" fo:min-height="0.376cm" fo:min-width="0.201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27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8.024cm" fo:min-width="4.3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49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2pt" fo:language="en" fo:country="GB"/>
    </style:style>
    <style:style style:name="P2" style:family="paragraph">
      <loext:graphic-properties draw:fill-color="#1c0a00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5" style:family="paragraph">
      <loext:graphic-properties draw:fill-color="#361500"/>
      <style:paragraph-properties fo:text-align="center"/>
      <style:text-properties fo:language="en" fo:country="GB"/>
    </style:style>
    <style:style style:name="P6" style:family="paragraph">
      <loext:graphic-properties draw:fill-color="#603601"/>
      <style:paragraph-properties fo:text-align="center"/>
      <style:text-properties fo:language="en" fo:country="GB"/>
    </style:style>
    <style:style style:name="P7" style:family="paragraph">
      <loext:graphic-properties draw:fill-color="#cc9544"/>
      <style:paragraph-properties fo:text-align="center"/>
      <style:text-properties fo:language="en" fo:country="GB"/>
    </style:style>
    <style:style style:name="P8" style:family="paragraph">
      <style:paragraph-properties fo:text-align="center" style:writing-mode="lr-tb"/>
      <style:text-properties fo:language="en" fo:country="GB"/>
    </style:style>
    <style:style style:name="P9" style:family="paragraph">
      <loext:graphic-properties draw:fill-color="#cc9544"/>
      <style:paragraph-properties fo:text-align="center" style:writing-mode="lr-tb"/>
      <style:text-properties fo:language="en" fo:country="GB"/>
    </style:style>
    <style:style style:name="P10" style:family="paragraph">
      <loext:graphic-properties draw:fill-color="#603601"/>
      <style:paragraph-properties fo:text-align="center" style:writing-mode="lr-tb"/>
      <style:text-properties fo:language="en" fo:country="GB"/>
    </style:style>
    <style:style style:name="P11" style:family="paragraph">
      <style:paragraph-properties fo:margin-left="1cm" fo:margin-right="0cm" fo:margin-top="0.1cm" fo:margin-bottom="0.1cm" fo:line-height="100%" fo:text-align="start" fo:text-indent="0cm" style:writing-mode="lr-tb"/>
      <style:text-properties fo:language="en" fo:country="GB"/>
    </style:style>
    <style:style style:name="P12" style:family="paragraph">
      <loext:graphic-properties draw:fill-color="#603601"/>
      <style:paragraph-properties fo:margin-left="1cm" fo:margin-right="0cm" fo:margin-top="0.1cm" fo:margin-bottom="0.1cm" fo:line-height="100%" fo:text-align="start" fo:text-indent="0cm" style:writing-mode="lr-tb"/>
      <style:text-properties fo:language="en" fo:country="GB"/>
    </style:style>
    <style:style style:name="P13" style:family="paragraph">
      <loext:graphic-properties draw:fill-color="#00a933"/>
      <style:paragraph-properties fo:text-align="center" style:writing-mode="lr-tb"/>
      <style:text-properties fo:language="en" fo:country="GB"/>
    </style:style>
    <style:style style:name="P14" style:family="paragraph">
      <loext:graphic-properties draw:fill-color="#603601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fo:color="#eeeee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 style:writing-mode="lr-tb"/>
      <style:text-properties fo:font-size="14pt" fo:language="en" fo:country="GB"/>
    </style:style>
    <style:style style:name="P16" style:family="paragraph">
      <loext:graphic-properties draw:fill-color="#cc9544"/>
      <style:paragraph-properties fo:text-align="center" style:writing-mode="lr-tb"/>
      <style:text-properties fo:font-size="14pt" fo:language="en" fo:country="GB"/>
    </style:style>
    <style:style style:name="P17" style:family="paragraph">
      <loext:graphic-properties draw:fill="solid"/>
      <style:paragraph-properties fo:text-align="center"/>
      <style:text-properties fo:language="en" fo:country="GB"/>
    </style:style>
    <style:style style:name="P18" style:family="paragraph">
      <loext:graphic-properties draw:fill="none" draw:fill-color="#ffffff"/>
      <style:paragraph-properties style:writing-mode="lr-tb"/>
      <style:text-properties fo:color="#000000" fo:language="en" fo:country="GB" fo:background-color="#dddddd"/>
    </style:style>
    <style:style style:name="P19" style:family="paragraph">
      <loext:graphic-properties draw:fill="none" draw:fill-color="#ffffff"/>
      <style:paragraph-properties style:writing-mode="lr-tb"/>
      <style:text-properties fo:color="#b2b2b2" fo:language="en" fo:country="GB"/>
    </style:style>
    <style:style style:name="P20" style:family="paragraph">
      <loext:graphic-properties draw:fill="none" draw:fill-color="#ffffff"/>
      <style:paragraph-properties style:writing-mode="lr-tb"/>
      <style:text-properties fo:color="#2a6099" fo:language="en" fo:country="GB"/>
    </style:style>
    <style:style style:name="P21" style:family="paragraph">
      <loext:graphic-properties draw:fill="none" draw:fill-color="#ffffff"/>
      <style:paragraph-properties style:writing-mode="lr-tb"/>
      <style:text-properties fo:color="#5eb91e" fo:language="en" fo:country="GB"/>
    </style:style>
    <style:style style:name="P22" style:family="paragraph">
      <style:paragraph-properties fo:text-align="center"/>
      <style:text-properties fo:language="en" fo:country="GB"/>
    </style:style>
    <style:style style:name="P23" style:family="paragraph">
      <loext:graphic-properties draw:fill-color="#b4c7dc"/>
      <style:paragraph-properties fo:text-align="center"/>
      <style:text-properties fo:language="en" fo:country="GB"/>
    </style:style>
    <style:style style:name="P24" style:family="paragraph">
      <loext:graphic-properties draw:fill="none" draw:fill-color="#ffffff"/>
    </style:style>
    <style:style style:name="T1" style:family="text">
      <style:text-properties fo:font-size="22pt" fo:language="en" fo:country="GB"/>
    </style:style>
    <style:style style:name="T2" style:family="text">
      <style:text-properties fo:font-size="22pt" fo:language="en" fo:country="GB" style:font-size-asian="18pt" style:font-size-complex="18pt"/>
    </style:style>
    <style:style style:name="T3" style:family="text">
      <style:text-properties fo:language="en" fo:country="GB"/>
    </style:style>
    <style:style style:name="T4" style:family="text">
      <style:text-properties fo:font-size="14pt" fo:language="en" fo:country="GB" style:font-size-asian="14pt" style:font-size-complex="14pt"/>
    </style:style>
    <style:style style:name="T5" style:family="text">
      <style:text-properties fo:font-variant="normal" fo:text-transform="none" fo:color="#cc9544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language="en" fo:country="GB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color="#000000" fo:language="en" fo:country="GB" fo:background-color="#dddddd"/>
    </style:style>
    <style:style style:name="T10" style:family="text">
      <style:text-properties fo:color="#b2b2b2" fo:language="en" fo:country="GB"/>
    </style:style>
    <style:style style:name="T11" style:family="text">
      <style:text-properties fo:color="#2a6099" fo:language="en" fo:country="GB"/>
    </style:style>
    <style:style style:name="T12" style:family="text">
      <style:text-properties fo:color="#5eb91e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32cm" svg:height="1.119cm" svg:x="8.447cm" svg:y="3.3cm">
          <draw:text-box>
            <text:p><text:span text:style-name="T1">Main </text:span><text:span text:style-name="T2">screen</text:span></text:p>
          </draw:text-box>
        </draw:frame>
        <draw:custom-shape draw:style-name="gr2" draw:text-style-name="P2" draw:layer="layout" svg:width="18.2cm" svg:height="13.7cm" svg:x="1.6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43cm" svg:height="0.962cm" svg:x="22cm" svg:y="3.7cm">
          <draw:text-box>
            <text:p><text:span text:style-name="T3">Colour palette</text:span></text:p>
          </draw:text-box>
        </draw:frame>
        <draw:custom-shape draw:style-name="gr4" draw:text-style-name="P2" draw:layer="layout" svg:width="2.7cm" svg:height="0.7cm" svg:x="23.984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.288cm" svg:height="0.806cm" svg:x="21.53cm" svg:y="5.9cm">
          <draw:text-box>
            <text:p><text:span text:style-name="T4">1C0A00</text:span></text:p>
          </draw:text-box>
        </draw:frame>
        <draw:custom-shape draw:style-name="gr6" draw:text-style-name="P5" draw:layer="layout" svg:width="2.7cm" svg:height="0.7cm" svg:x="23.984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153cm" svg:height="0.806cm" svg:x="21.661cm" svg:y="6.9cm">
          <draw:text-box>
            <text:p><text:span text:style-name="T4">361500</text:span></text:p>
          </draw:text-box>
        </draw:frame>
        <draw:custom-shape draw:style-name="gr8" draw:text-style-name="P6" draw:layer="layout" svg:width="2.7cm" svg:height="0.7cm" svg:x="23.984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153cm" svg:height="0.806cm" svg:x="21.661cm" svg:y="7.9cm">
          <draw:text-box>
            <text:p><text:span text:style-name="T4">603601</text:span></text:p>
          </draw:text-box>
        </draw:frame>
        <draw:custom-shape draw:style-name="gr9" draw:text-style-name="P7" draw:layer="layout" svg:width="2.7cm" svg:height="0.7cm" svg:x="23.984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2.314cm" svg:height="0.806cm" svg:x="21.5cm" svg:y="8.9cm">
          <draw:text-box>
            <text:p><text:span text:style-name="T4">CC9544</text:span></text:p>
          </draw:text-box>
        </draw:frame>
        <draw:frame draw:style-name="gr7" draw:text-style-name="P4" draw:layer="layout" svg:width="2.153cm" svg:height="0.806cm" svg:x="21.661cm" svg:y="7.9cm">
          <draw:text-box>
            <text:p><text:span text:style-name="T4">603601</text:span></text:p>
          </draw:text-box>
        </draw:frame>
        <draw:custom-shape draw:style-name="gr11" draw:text-style-name="P9" draw:layer="layout" svg:width="2.2cm" svg:height="1.8cm" svg:x="1.9cm" svg:y="5.5cm">
          <text:p text:style-name="P8"><text:span text:style-name="T3">15.10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1.8cm" svg:x="4.1cm" svg:y="5.5cm">
          <text:p text:style-name="P8"><text:span text:style-name="T3">16.10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1.8cm" svg:x="8.5cm" svg:y="5.5cm">
          <text:p text:style-name="P8"><text:span text:style-name="T3">18.10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1.8cm" svg:x="10.7cm" svg:y="5.5cm">
          <text:p text:style-name="P8"><text:span text:style-name="T3">19.10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1.8cm" svg:x="12.9cm" svg:y="5.5cm">
          <text:p text:style-name="P8"><text:span text:style-name="T3">20.10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1.8cm" svg:x="15.1cm" svg:y="5.5cm">
          <text:p text:style-name="P8"><text:span text:style-name="T3">21.10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1.8cm" svg:x="17.3cm" svg:y="5.5cm">
          <text:p text:style-name="P8"><text:span text:style-name="T3">22.10.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2cm" svg:height="1.8cm" svg:x="6.3cm" svg:y="5.5cm">
          <text:p text:style-name="P8"><text:span text:style-name="T3">17.10.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0.9cm" svg:height="10.6cm" svg:x="1.9cm" svg:y="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5cm" svg:height="10.6cm" svg:x="13cm" svg:y="7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0.1cm" svg:height="1.4cm" svg:x="2.3cm" svg:y="8.1cm">
          <text:p text:style-name="P8"><text:span text:style-name="T3">17.10.</text:span><text:span text:style-name="T3">20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5.8cm" svg:height="1.4cm" svg:x="13.3cm" svg:y="8.1cm">
          <text:p text:style-name="P8"><text:span text:style-name="T3">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9.9cm" svg:height="7.6cm" svg:x="2.4cm" svg:y="10cm">
          <text:list text:style-name="L1">
            <text:list-item>
              <text:p text:style-name="P11"><text:span text:style-name="T5">R</text:span><text:span text:style-name="T5">e</text:span><text:span text:style-name="T5">a</text:span><text:span text:style-name="T5">d</text:span><text:span text:style-name="T5"> </text:span><text:span text:style-name="T5">b</text:span><text:span text:style-name="T5">o</text:span><text:span text:style-name="T5">o</text:span><text:span text:style-name="T5">k</text:span></text:p>
            </text:list-item>
            <text:list-item>
              <text:p text:style-name="P11"><text:span text:style-name="T6">C</text:span><text:span text:style-name="T6">r</text:span><text:span text:style-name="T6">e</text:span><text:span text:style-name="T6">a</text:span><text:span text:style-name="T6">t</text:span><text:span text:style-name="T6">e</text:span><text:span text:style-name="T6"> </text:span><text:span text:style-name="T6">t</text:span><text:span text:style-name="T6">h</text:span><text:span text:style-name="T6">i</text:span><text:span text:style-name="T6">s</text:span></text:p>
            </text:list-item>
            <text:list-item>
              <text:p text:style-name="P11"><text:span text:style-name="T5">L</text:span><text:span text:style-name="T5">e</text:span><text:span text:style-name="T5">a</text:span><text:span text:style-name="T5">r</text:span><text:span text:style-name="T5">n</text:span><text:span text:style-name="T5"> </text:span><text:span text:style-name="T5">t</text:span><text:span text:style-name="T5">h</text:span><text:span text:style-name="T5">a</text:span><text:span text:style-name="T5">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1cm" svg:height="0.7cm" svg:x="3.4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cm" svg:height="0.7cm" svg:x="3.4cm" svg:y="11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cm" svg:height="0.7cm" svg:x="3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5.8cm" svg:height="7.7cm" svg:x="13.4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2.3cm" svg:height="1cm" svg:x="16.4cm" svg:y="10.3cm">
          <text:p text:style-name="P8"><text:span text:style-name="T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2.3cm" svg:height="1cm" svg:x="13.9cm" svg:y="10.3cm">
          <text:p text:style-name="P15"><text:span text:style-name="T7">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2.3cm" svg:height="1cm" svg:x="16.4cm" svg:y="12.7cm">
          <text:p text:style-name="P8"><text:span text:style-name="T3">20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2.3cm" svg:height="1cm" svg:x="13.9cm" svg:y="12.7cm">
          <text:p text:style-name="P15"><text:span text:style-name="T7">Y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2.3cm" svg:height="1cm" svg:x="16.4cm" svg:y="11.5cm">
          <text:p text:style-name="P8"><text:span text:style-name="T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2.3cm" svg:height="1cm" svg:x="13.9cm" svg:y="11.5cm">
          <text:p text:style-name="P15"><text:span text:style-name="T7">Mon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2.7cm" svg:height="0.9cm" svg:x="13.9cm" svg:y="14.5cm">
          <text:p text:style-name="P15"><text:span text:style-name="T7">Ti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2cm" svg:height="0.9cm" svg:x="16.7cm" svg:y="14.5cm">
          <text:p text:style-name="P15"><text:span text:style-name="T7">Do th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2.7cm" svg:height="0.9cm" svg:x="13.9cm" svg:y="15.7cm">
          <text:p text:style-name="P15"><text:span text:style-name="T7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2cm" svg:height="0.9cm" svg:x="16.7cm" svg:y="15.7cm">
          <text:p text:style-name="P15"><text:span text:style-name="T7">Do th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825cm" svg:height="0.75cm" svg:x="9.276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825cm" svg:height="0.75cm" svg:x="9.275cm" svg:y="11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xml:id="id1" draw:id="id1" draw:layer="layout" svg:width="0.825cm" svg:height="0.75cm" svg:x="9.275cm" svg:y="12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" xml:id="id2" draw:id="id2" draw:layer="layout" svg:width="6.7cm" svg:height="5.228cm" svg:x="21.8cm" svg:y="13.6cm">
          <draw:text-box>
            <text:p><text:span text:style-name="T8">After clicking</text:span><text:span text:style-name="T3"> – Instead of add menu user is going to see description of the task</text:span></text:p>
            <text:p><text:span text:style-name="T3"/></text:p>
            <text:p><text:span text:style-name="T8">Click again</text:span><text:span text:style-name="T3"> – add menu is back</text:span></text:p>
          </draw:text-box>
        </draw:frame>
        <draw:connector draw:style-name="gr27" draw:text-style-name="P17" draw:layer="layout" draw:type="line" svg:x1="10.1cm" svg:y1="12.525cm" svg:x2="21.8cm" svg:y2="16.214cm" draw:start-shape="id1" draw:start-glue-point="1" draw:end-shape="id2" svg:d="M10100 12525l11700 3689" svg:viewBox="0 0 11701 3690">
          <text:p/>
        </draw:connector>
      </draw:page>
      <draw:page draw:name="page2" draw:style-name="dp1" draw:master-page-name="Default">
        <draw:frame draw:style-name="gr28" draw:text-style-name="P18" xml:id="id3" draw:id="id3" draw:layer="layout" svg:width="2.826cm" svg:height="0.962cm" svg:x="2.1cm" svg:y="2.9cm">
          <draw:text-box>
            <text:p><text:span text:style-name="T9">Todo list</text:span></text:p>
          </draw:text-box>
        </draw:frame>
        <draw:frame draw:style-name="gr29" draw:text-style-name="P19" xml:id="id4" draw:id="id4" draw:layer="layout" svg:width="6.124cm" svg:height="0.962cm" svg:x="4.509cm" svg:y="4.576cm">
          <draw:text-box>
            <text:p><text:span text:style-name="T10">Virtual environment/</text:span></text:p>
          </draw:text-box>
        </draw:frame>
        <draw:frame draw:style-name="gr30" draw:text-style-name="P20" xml:id="id5" draw:id="id5" draw:layer="layout" svg:width="10.091cm" svg:height="0.962cm" svg:x="4.509cm" svg:y="5.776cm">
          <draw:text-box>
            <text:p><text:span text:style-name="T11">Project – schemas and structures/</text:span></text:p>
          </draw:text-box>
        </draw:frame>
        <draw:frame draw:style-name="gr31" draw:text-style-name="P20" xml:id="id6" draw:id="id6" draw:layer="layout" svg:width="1.526cm" svg:height="0.962cm" svg:x="4.5cm" svg:y="6.9cm">
          <draw:text-box>
            <text:p><text:span text:style-name="T11">src/</text:span></text:p>
          </draw:text-box>
        </draw:frame>
        <draw:frame draw:style-name="gr32" draw:text-style-name="P21" xml:id="id7" draw:id="id7" draw:layer="layout" svg:width="6.492cm" svg:height="0.962cm" svg:x="4.408cm" svg:y="11.138cm">
          <draw:text-box>
            <text:p><text:span text:style-name="T12">main.py – main script</text:span></text:p>
          </draw:text-box>
        </draw:frame>
        <draw:connector draw:style-name="gr33" draw:text-style-name="P22" draw:layer="layout" svg:x1="3.513cm" svg:y1="3.862cm" svg:x2="4.509cm" svg:y2="5.057cm" draw:start-shape="id3" draw:start-glue-point="2" draw:end-shape="id4" draw:end-glue-point="3" svg:d="M3513 3862v1195h996" svg:viewBox="0 0 997 1196">
          <text:p/>
        </draw:connector>
        <draw:connector draw:style-name="gr33" draw:text-style-name="P22" draw:layer="layout" svg:x1="3.513cm" svg:y1="3.862cm" svg:x2="4.509cm" svg:y2="6.257cm" draw:start-shape="id3" draw:start-glue-point="2" draw:end-shape="id5" draw:end-glue-point="3" svg:d="M3513 3862v2395h996" svg:viewBox="0 0 997 2396">
          <text:p/>
        </draw:connector>
        <draw:connector draw:style-name="gr33" draw:text-style-name="P22" draw:layer="layout" svg:x1="3.513cm" svg:y1="3.862cm" svg:x2="4.5cm" svg:y2="7.381cm" draw:start-shape="id3" draw:start-glue-point="2" draw:end-shape="id6" draw:end-glue-point="3" svg:d="M3513 3862v3519h987" svg:viewBox="0 0 988 3520">
          <text:p/>
        </draw:connector>
        <draw:connector draw:style-name="gr33" draw:text-style-name="P22" draw:layer="layout" svg:x1="3.513cm" svg:y1="3.862cm" svg:x2="4.408cm" svg:y2="11.619cm" draw:start-shape="id3" draw:start-glue-point="2" draw:end-shape="id7" draw:end-glue-point="3" svg:d="M3513 3862v7757h895" svg:viewBox="0 0 896 7758">
          <text:p/>
        </draw:connector>
        <draw:frame draw:style-name="gr34" draw:text-style-name="P20" xml:id="id8" draw:id="id8" draw:layer="layout" svg:width="3.283cm" svg:height="0.962cm" svg:x="6.1cm" svg:y="8.4cm">
          <draw:text-box>
            <text:p><text:span text:style-name="T11">database/</text:span></text:p>
          </draw:text-box>
        </draw:frame>
        <draw:frame draw:style-name="gr35" draw:text-style-name="P20" xml:id="id9" draw:id="id9" draw:layer="layout" svg:width="1.522cm" svg:height="0.962cm" svg:x="6.1cm" svg:y="9.738cm">
          <draw:text-box>
            <text:p><text:span text:style-name="T11">gui/</text:span></text:p>
          </draw:text-box>
        </draw:frame>
        <draw:connector draw:style-name="gr33" draw:text-style-name="P22" draw:layer="layout" svg:x1="5.263cm" svg:y1="7.862cm" svg:x2="6.1cm" svg:y2="8.881cm" draw:start-shape="id6" draw:start-glue-point="2" draw:end-shape="id8" draw:end-glue-point="3" svg:d="M5263 7862v1019h837" svg:viewBox="0 0 838 1020">
          <text:p/>
        </draw:connector>
        <draw:connector draw:style-name="gr33" draw:text-style-name="P22" draw:layer="layout" svg:x1="5.263cm" svg:y1="7.862cm" svg:x2="6.1cm" svg:y2="10.219cm" draw:start-shape="id6" draw:start-glue-point="2" draw:end-shape="id9" draw:end-glue-point="3" svg:d="M5263 7862v2357h837" svg:viewBox="0 0 838 2358">
          <text:p/>
        </draw:connector>
      </draw:page>
      <draw:page draw:name="page3" draw:style-name="dp1" draw:master-page-name="Default">
        <draw:custom-shape draw:style-name="gr36" draw:text-style-name="P23" draw:layer="layout" svg:width="5.4cm" svg:height="8.8cm" svg:x="5.6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" draw:layer="layout" svg:width="0.993cm" svg:height="0.962cm" svg:x="6.886cm" svg:y="7.2cm">
          <draw:text-box>
            <text:p><text:span text:style-name="T3">id</text:span></text:p>
          </draw:text-box>
        </draw:frame>
        <draw:frame draw:style-name="gr38" draw:text-style-name="P3" draw:layer="layout" svg:width="2.614cm" svg:height="0.962cm" svg:x="6.886cm" svg:y="8.2cm">
          <draw:text-box>
            <text:p><text:span text:style-name="T3">created</text:span></text:p>
          </draw:text-box>
        </draw:frame>
        <draw:frame draw:style-name="gr39" draw:text-style-name="P3" draw:layer="layout" svg:width="1.734cm" svg:height="0.962cm" svg:x="6.886cm" svg:y="9.1cm">
          <draw:text-box>
            <text:p><text:span text:style-name="T3">date</text:span></text:p>
          </draw:text-box>
        </draw:frame>
        <draw:frame draw:style-name="gr40" draw:text-style-name="P3" draw:layer="layout" svg:width="1.907cm" svg:height="0.962cm" svg:x="6.886cm" svg:y="11.6cm">
          <draw:text-box>
            <text:p><text:span text:style-name="T3">done</text:span></text:p>
          </draw:text-box>
        </draw:frame>
        <draw:frame draw:style-name="gr31" draw:text-style-name="P3" draw:layer="layout" svg:width="2.022cm" svg:height="0.962cm" svg:x="6.578cm" svg:y="5.238cm">
          <draw:text-box>
            <text:p><text:span text:style-name="T3">ITEM</text:span></text:p>
          </draw:text-box>
        </draw:frame>
        <draw:frame draw:style-name="gr41" draw:text-style-name="P24" draw:layer="layout" svg:width="1.488cm" svg:height="0.962cm" svg:x="6.886cm" svg:y="10.1cm">
          <draw:text-box>
            <text:p>title</text:p>
          </draw:text-box>
        </draw:frame>
        <draw:frame draw:style-name="gr41" draw:text-style-name="P24" draw:layer="layout" svg:width="3.563cm" svg:height="0.962cm" svg:x="6.886cm" svg:y="10.9cm">
          <draw:text-box>
            <text:p>descrip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7:56:36.681099112</meta:creation-date>
    <dc:date>2022-03-01T12:08:03.592593098</dc:date>
    <meta:editing-duration>PT1H1M54S</meta:editing-duration>
    <meta:editing-cycles>16</meta:editing-cycles>
    <meta:generator>LibreOffice/6.4.7.2$Linux_X86_64 LibreOffice_project/40$Build-2</meta:generator>
    <meta:document-statistic meta:object-count="65"/>
  </office:meta>
</office:document-meta>
</file>